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9327in" fo:break-before="auto" style:use-optimal-row-height="fals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7043in" fo:break-before="auto" style:use-optimal-row-height="true"/>
    </style:style>
    <style:style style:name="ro39" style:family="table-row">
      <style:table-row-properties style:row-height="0.9327in" fo:break-before="auto" style:use-optimal-row-height="true"/>
    </style:style>
    <style:style style:name="ro40" style:family="table-row">
      <style:table-row-properties style:row-height="1.1917in" fo:break-before="auto" style:use-optimal-row-height="false"/>
    </style:style>
    <style:style style:name="ro41" style:family="table-row">
      <style:table-row-properties style:row-height="0.9945in" fo:break-before="auto" style:use-optimal-row-height="false"/>
    </style:style>
    <style:style style:name="ro42" style:family="table-row">
      <style:table-row-properties style:row-height="0.5283in" fo:break-before="auto" style:use-optimal-row-height="false"/>
    </style:style>
    <style:style style:name="ro43" style:family="table-row">
      <style:table-row-properties style:row-height="3.0673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6937in" fo:break-before="auto" style:use-optimal-row-height="false"/>
    </style:style>
    <style:style style:name="ro46" style:family="table-row">
      <style:table-row-properties style:row-height="0.9535in" fo:break-before="auto" style:use-optimal-row-height="false"/>
    </style:style>
    <style:style style:name="ro47" style:family="table-row">
      <style:table-row-properties style:row-height="1.4091in" fo:break-before="auto" style:use-optimal-row-height="false"/>
    </style:style>
    <style:style style:name="ro48" style:family="table-row">
      <style:table-row-properties style:row-height="3.5445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1602in" fo:break-before="auto" style:use-optimal-row-height="true"/>
    </style:style>
    <style:style style:name="ro51" style:family="table-row">
      <style:table-row-properties style:row-height="1.3055in" fo:break-before="auto" style:use-optimal-row-height="true"/>
    </style:style>
    <style:style style:name="ro52" style:family="table-row">
      <style:table-row-properties style:row-height="0.4661in" fo:break-before="auto" style:use-optimal-row-height="false"/>
    </style:style>
    <style:style style:name="ro53" style:family="table-row">
      <style:table-row-properties style:row-height="1.1709in" fo:break-before="auto" style:use-optimal-row-height="false"/>
    </style:style>
    <style:style style:name="ro54" style:family="table-row">
      <style:table-row-properties style:row-height="0.7457in" fo:break-before="auto" style:use-optimal-row-height="false"/>
    </style:style>
    <style:style style:name="ro55" style:family="table-row">
      <style:table-row-properties style:row-height="1.2126in" fo:break-before="auto" style:use-optimal-row-height="false"/>
    </style:style>
    <style:style style:name="ro56" style:family="table-row">
      <style:table-row-properties style:row-height="0.7252in" fo:break-before="auto" style:use-optimal-row-height="false"/>
    </style:style>
    <style:style style:name="ro57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0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5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7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18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9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12"/>
        <table:table-column table:style-name="co16" table:default-cell-style-name="ce1"/>
        <table:table-column table:style-name="co17" table:default-cell-style-name="ce1"/>
        <table:table-column table:style-name="co18" table:default-cell-style-name="ce12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6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6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6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6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16" office:value-type="string">
            <text:p><text:span text:style-name="T2">Added copyof, sameas, and synch attribute </text:span><text:span text:style-name="T2">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6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6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6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6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6" office:value-type="string">
            <text:p>Added <text:s/>to cmn_Module.rng 03/24/2010</text:p>
          </table:table-cell>
          <table:table-cell table:number-columns-repeated="1018"/>
        </table:table-row>
        <table:table-row table:style-name="ro38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7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6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table:style-name="ce2" office:value-type="float" office:value="21">
            <text:p>21</text:p>
          </table:table-cell>
          <table:table-cell table:style-name="ce5" office:value-type="string">
            <text:p>Kepper</text:p>
          </table:table-cell>
          <table:table-cell table:style-name="ce8" office:value-type="date" office:date-value="2010-03-04">
            <text:p>2010-03-04</text:p>
          </table:table-cell>
          <table:table-cell table:style-name="ce5" office:value-type="string">
            <text:p>allow controlevent-like attributes (@staff, @tstamp, etc.) on artic</text:p>
          </table:table-cell>
          <table:table-cell table:style-name="ce5" office:value-type="string">
            <text:p>See JK's emails.</text:p>
          </table:table-cell>
          <table:table-cell table:style-name="ce17"/>
          <table:table-cell table:style-name="ce2" table:number-columns-repeated="1018"/>
        </table:table-row>
        <table:table-row table:style-name="ro39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6" office:value-type="string">
            <text:p>Added to 2mei-2.2.3.xml 04/28/2010</text:p>
          </table:table-cell>
          <table:table-cell table:style-name="ce3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40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9" office:value-type="date" office:date-value="2010-03-04">
            <text:p>2010-03-04</text:p>
          </table:table-cell>
          <table:table-cell table:style-name="ce14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4" office:value-type="string">
            <text:p>Requests to be handled in MEI ODD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18"/>
          <table:table-cell table:number-columns-repeated="1018"/>
        </table:table-row>
        <table:table-row table:style-name="ro41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42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9" office:value-type="string">
            <text:p>Changed name 2010-12-1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43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44">
          <table:table-cell table:style-name="ce2" office:value-type="float" office:value="29">
            <text:p>29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4">
            <text:p>2010-10-04</text:p>
          </table:table-cell>
          <table:table-cell table:style-name="ce2" office:value-type="string">
            <text:p>allow mods:mods as replacement for/content of mei:filedesc, mei:sourcedesc, mei:workdesc, mei:relateditem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38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45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6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7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8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49">
          <table:table-cell table:style-name="ce2" office:value-type="float" office:value="40">
            <text:p>40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5">
            <text:p>2010-10-05</text:p>
          </table:table-cell>
          <table:table-cell table:style-name="ce2" office:value-type="string">
            <text:p>remove reference to musicchar.ent in musicxml2mei.xsl</text:p>
          </table:table-cell>
          <table:table-cell table:style-name="ce2" office:value-type="string">
            <text:p>Not currently used for transformation; when this .ent file isn't available, it causes the transformation to fail</text:p>
          </table:table-cell>
          <table:table-cell table:style-name="ce13"/>
          <table:table-cell table:style-name="ce2" table:number-columns-repeated="1018"/>
        </table:table-row>
        <table:table-row table:style-name="ro50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class to &lt;music&gt;; </text:span><text:span text:style-name="T4">on timeline: removed medialength and unit </text:span><text:span text:style-name="T4">(att.measurement); substituted avref for </text:span><text:span text:style-name="T4">mediacontent</text:span></text:p>
          </table:table-cell>
          <table:table-cell table:number-columns-repeated="1018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51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25, smpte-24, smpte-df30, </text:span><text:span text:style-name="T1">smpte-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office:value-type="string">
            <text:p>tabled – addition of @authURI or @href sufficient?</text:p>
          </table:table-cell>
          <table:table-cell table:number-columns-repeated="1018"/>
        </table:table-row>
        <table:table-row table:style-name="ro39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8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35">
          <table:table-cell table:style-name="ce2" office:value-type="float" office:value="48">
            <text:p>4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0-12-06">
            <text:p>2010-12-06</text:p>
          </table:table-cell>
          <table:table-cell table:style-name="ce2" office:value-type="string">
            <text:p>remove entityref from att.link.external</text:p>
          </table:table-cell>
          <table:table-cell table:style-name="ce2" office:value-type="string">
            <text:p>preparation for anyURI</text:p>
          </table:table-cell>
          <table:table-cell table:style-name="ce13"/>
          <table:table-cell table:style-name="ce2" table:number-columns-repeated="1018"/>
        </table:table-row>
        <table:table-row table:style-name="ro38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52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38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53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8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54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9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0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8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03/29/2011</text:p>
          </table:table-cell>
          <table:table-cell table:number-columns-repeated="1018"/>
        </table:table-row>
        <table:table-row table:style-name="ro35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55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9">
            <text:p>79</text:p>
          </table:table-cell>
          <table:table-cell office:value-type="string">
            <text:p>Roland</text:p>
          </table:table-cell>
          <table:table-cell office:value-type="date" office:date-value="2011-04-05">
            <text:p>2011-04-05</text:p>
          </table:table-cell>
          <table:table-cell office:value-type="string">
            <text:p>allow music content in abbr and expan as in other editorial elements, such as sic, corr, etc.</text:p>
          </table:table-cell>
          <table:table-cell/>
          <table:table-cell office:value-type="string">
            <text:p>use same model as sic, etc. but drop sectionLike, measureLike, staffLike, layerLike?</text:p>
          </table:table-cell>
          <table:table-cell table:number-columns-repeated="1018"/>
        </table:table-row>
        <table:table-row table:style-name="ro56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use @data. <text:s/>Currently in mei2011-05-modification.xml</text:p>
          </table:table-cell>
          <table:table-cell table:number-columns-repeated="1018"/>
        </table:table-row>
        <table:table-row table:style-name="ro38">
          <table:table-cell table:style-name="ce2" office:value-type="float" office:value="81">
            <text:p>81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revise 2mei and 2mup stylesheets</text:p>
          </table:table-cell>
          <table:table-cell table:style-name="ce2" office:value-type="string">
            <text:p>account for changes in schema between 2010-05 and 2011-05 releases</text:p>
          </table:table-cell>
          <table:table-cell table:style-name="ce13"/>
          <table:table-cell table:style-name="ce2" table:number-columns-repeated="1018"/>
        </table:table-row>
        <table:table-row table:style-name="ro35">
          <table:table-cell table:style-name="ce2" office:value-type="float" office:value="82">
            <text:p>82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Create 2010-05 to 2011-05 xslt conversion? 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16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38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 office:value-type="string">
            <text:p>see emails from RV, JK, JV, et al</text:p>
          </table:table-cell>
          <table:table-cell office:value-type="string">
            <text:p>revisions to handling of measure and staff ossias 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85">
            <text:p>85</text:p>
          </table:table-cell>
          <table:table-cell office:value-type="string">
            <text:p>Hankinson</text:p>
          </table:table-cell>
          <table:table-cell office:value-type="date" office:date-value="2011-04-28">
            <text:p>2011-04-28</text:p>
          </table:table-cell>
          <table:table-cell office:value-type="string">
            <text:p>allow xi:include</text:p>
          </table:table-cell>
          <table:table-cell/>
          <table:table-cell office:value-type="string">
            <text:p>in mei2011-05-modification.xml: added @xml:base to att.common. Also added @ns to definitions of xml:id and xml:lang. </text:p>
          </table:table-cell>
          <table:table-cell table:number-columns-repeated="1018"/>
        </table:table-row>
        <table:table-row table:style-name="ro35">
          <table:table-cell office:value-type="float" office:value="86">
            <text:p>86</text:p>
          </table:table-cell>
          <table:table-cell office:value-type="string">
            <text:p>Roland</text:p>
          </table:table-cell>
          <table:table-cell office:value-type="date" office:date-value="2011-05-11">
            <text:p>2011-05-11</text:p>
          </table:table-cell>
          <table:table-cell office:value-type="string">
            <text:p>allow &lt;caption&gt; after figure and table content</text:p>
          </table:table-cell>
          <table:table-cell office:value-type="string">
            <text:p>refer to discussion on TEI-L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9">
          <table:table-cell office:value-type="float" office:value="87">
            <text:p>87</text:p>
          </table:table-cell>
          <table:table-cell office:value-type="string">
            <text:p>Hankinson</text:p>
          </table:table-cell>
          <table:table-cell office:value-type="date" office:date-value="2011-05-06">
            <text:p>2011-05-06</text:p>
          </table:table-cell>
          <table:table-cell office:value-type="string">
            <text:p>revise intm attribute in att.intervallicdesc class to allow more uniform capture of melodic intervals</text:p>
          </table:table-cell>
          <table:table-cell office:value-type="string">
            <text:p>allow directional indicators (u=up, d=down, s=same) and numeric values (in half steps) instead of NMTOKEN</text:p>
          </table:table-cell>
          <table:table-cell office:value-type="string">
            <text:p>currently in mei2011-05-modification.xml: added new data.INTERVAL.AMOUNT datatype that permits token and numeric values</text:p>
          </table:table-cell>
          <table:table-cell table:number-columns-repeated="1018"/>
        </table:table-row>
        <table:table-row table:style-name="ro57" table:number-rows-repeated="65446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05/16/2011</text:date>, <text:time>15:0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5-16T15:09:44.01</dc:date>
    <meta:editing-duration>PT19H54M19S</meta:editing-duration>
    <meta:editing-cycles>135</meta:editing-cycles>
    <meta:generator>OpenOffice.org/3.3$Win32 OpenOffice.org_project/330m20$Build-9567</meta:generator>
    <dc:creator>Perry Roland</dc:creator>
    <meta:printed-by>Perry Roland</meta:printed-by>
    <meta:print-date>2011-04-27T13:54:44.01</meta:print-date>
    <meta:document-statistic meta:table-count="3" meta:cell-count="480" meta:object-count="0"/>
  </office:meta>
</office:document-meta>
</file>